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ad4b" officeooo:paragraph-rsid="0011ad4b"/>
    </style:style>
    <style:style style:name="T1" style:family="text">
      <style:text-properties officeooo:rsid="001244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text:span text:style-name="T1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04:50:22.937365753</meta:creation-date>
    <dc:date>2020-04-12T11:43:37.847083054</dc:date>
    <meta:editing-duration>PT5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